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3pt" svg:height="255.23pt" svg:x="567.07pt" svg:y="33.9pt">
            <loext:p draw:notify-on-update-of-ranges="Sheet1.A2:Sheet1.A18 Sheet1.C2:Sheet1.C18 Sheet1.E2:Sheet1.E42 Sheet1.A2:Sheet1.A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6pt" svg:x="566.33pt" svg:y="298.18pt">
            <loext:p draw:notify-on-update-of-ranges="Sheet1.B2:Sheet1.B18 Sheet1.D2:Sheet1.D18 Sheet1.F2:Sheet1.F42 Sheet1.B2:Sheet1.B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Distance Traveled (mm)</text:p>
          </table:table-cell>
          <table:table-cell office:value-type="string" calcext:value-type="string">
            <text:p>Frame Estimates</text:p>
          </table:table-cell>
          <table:table-cell table:style-name="ce1" office:value-type="string" calcext:value-type="string">
            <text:p>Distance Estimate (mm)</text:p>
          </table:table-cell>
          <table:table-cell office:value-type="string" calcext:value-type="string">
            <text:p>Frame Linear Regression</text:p>
          </table:table-cell>
          <table:table-cell office:value-type="string" calcext:value-type="string">
            <text:p>Distance Linear Regression</text:p>
          </table:table-cell>
          <table:table-cell office:value-type="string" calcext:value-type="string">
            <text:p>Slope:</text:p>
          </table:table-cell>
          <table:table-cell table:formula="of:=SLOPE([.C2:.C18];[.A2:.A18])" office:value-type="float" office:value="-1.08028921568627" calcext:value-type="float">
            <text:p>-1.0802892157</text:p>
          </table:table-cell>
          <table:table-cell office:value-type="string" calcext:value-type="string">
            <text:p>Intercept:</text:p>
          </table:table-cell>
          <table:table-cell table:formula="of:=INTERCEPT([.C2:.C18];[.A2:.A18])" office:value-type="float" office:value="44.4689441176471" calcext:value-type="float">
            <text:p>44.468944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15.25" office:value-type="float" office:value="15.25" calcext:value-type="float">
            <text:p>15.25</text:p>
          </table:table-cell>
          <table:table-cell office:value-type="float" office:value="41.9368" calcext:value-type="float">
            <text:p>41.9368</text:p>
          </table:table-cell>
          <table:table-cell table:formula="of:=[.C2]*15.25" office:value-type="float" office:value="639.5362" calcext:value-type="float">
            <text:p>639.5362</text:p>
          </table:table-cell>
          <table:table-cell table:formula="of:=[.$H$1]*[.A2]+[.$J$1]" office:value-type="float" office:value="43.3886549019608" calcext:value-type="float">
            <text:p>43.388654902</text:p>
          </table:table-cell>
          <table:table-cell table:formula="of:=[.E2]*15.25" office:value-type="float" office:value="661.676987254902" calcext:value-type="float">
            <text:p>661.6769872549</text:p>
          </table:table-cell>
          <table:table-cell office:value-type="string" calcext:value-type="string">
            <text:p>Frames to Impact:</text:p>
          </table:table-cell>
          <table:table-cell table:formula="of:=-[.J1]/[.H1]" office:value-type="float" office:value="41.1639248748747" calcext:value-type="float">
            <text:p>41.1639248749</text:p>
          </table:table-cell>
          <table:table-cell office:value-type="string" calcext:value-type="string">
            <text:p>Distance to Impact:</text:p>
          </table:table-cell>
          <table:table-cell table:formula="of:=[.H2]*15.25" office:value-type="float" office:value="627.749854341839" calcext:value-type="float">
            <text:p>627.7498543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15.25" office:value-type="float" office:value="30.5" calcext:value-type="float">
            <text:p>30.5</text:p>
          </table:table-cell>
          <table:table-cell office:value-type="float" office:value="44.4326" calcext:value-type="float">
            <text:p>44.4326</text:p>
          </table:table-cell>
          <table:table-cell table:formula="of:=[.C3]*15.25" office:value-type="float" office:value="677.59715" calcext:value-type="float">
            <text:p>677.59715</text:p>
          </table:table-cell>
          <table:table-cell table:formula="of:=[.$H$1]*[.A3]+[.$J$1]" office:value-type="float" office:value="42.3083656862745" calcext:value-type="float">
            <text:p>42.3083656863</text:p>
          </table:table-cell>
          <table:table-cell table:formula="of:=[.E3]*15.25" office:value-type="float" office:value="645.202576715686" calcext:value-type="float">
            <text:p>645.20257671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15.25" office:value-type="float" office:value="45.75" calcext:value-type="float">
            <text:p>45.75</text:p>
          </table:table-cell>
          <table:table-cell office:value-type="float" office:value="38.2994" calcext:value-type="float">
            <text:p>38.2994</text:p>
          </table:table-cell>
          <table:table-cell table:formula="of:=[.C4]*15.25" office:value-type="float" office:value="584.06585" calcext:value-type="float">
            <text:p>584.06585</text:p>
          </table:table-cell>
          <table:table-cell table:formula="of:=[.$H$1]*[.A4]+[.$J$1]" office:value-type="float" office:value="41.2280764705882" calcext:value-type="float">
            <text:p>41.2280764706</text:p>
          </table:table-cell>
          <table:table-cell table:formula="of:=[.E4]*15.25" office:value-type="float" office:value="628.728166176471" calcext:value-type="float">
            <text:p>628.72816617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15.25" office:value-type="float" office:value="61" calcext:value-type="float">
            <text:p>61</text:p>
          </table:table-cell>
          <table:table-cell office:value-type="float" office:value="44.6288" calcext:value-type="float">
            <text:p>44.6288</text:p>
          </table:table-cell>
          <table:table-cell table:formula="of:=[.C5]*15.25" office:value-type="float" office:value="680.5892" calcext:value-type="float">
            <text:p>680.5892</text:p>
          </table:table-cell>
          <table:table-cell table:formula="of:=[.$H$1]*[.A5]+[.$J$1]" office:value-type="float" office:value="40.147787254902" calcext:value-type="float">
            <text:p>40.1477872549</text:p>
          </table:table-cell>
          <table:table-cell table:formula="of:=[.E5]*15.25" office:value-type="float" office:value="612.253755637255" calcext:value-type="float">
            <text:p>612.25375563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15.25" office:value-type="float" office:value="76.25" calcext:value-type="float">
            <text:p>76.25</text:p>
          </table:table-cell>
          <table:table-cell office:value-type="float" office:value="36.245" calcext:value-type="float">
            <text:p>36.245</text:p>
          </table:table-cell>
          <table:table-cell table:formula="of:=[.C6]*15.25" office:value-type="float" office:value="552.73625" calcext:value-type="float">
            <text:p>552.73625</text:p>
          </table:table-cell>
          <table:table-cell table:formula="of:=[.$H$1]*[.A6]+[.$J$1]" office:value-type="float" office:value="39.0674980392157" calcext:value-type="float">
            <text:p>39.0674980392</text:p>
          </table:table-cell>
          <table:table-cell table:formula="of:=[.E6]*15.25" office:value-type="float" office:value="595.779345098039" calcext:value-type="float">
            <text:p>595.7793450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15.25" office:value-type="float" office:value="91.5" calcext:value-type="float">
            <text:p>91.5</text:p>
          </table:table-cell>
          <table:table-cell office:value-type="float" office:value="39.058" calcext:value-type="float">
            <text:p>39.058</text:p>
          </table:table-cell>
          <table:table-cell table:formula="of:=[.C7]*15.25" office:value-type="float" office:value="595.6345" calcext:value-type="float">
            <text:p>595.6345</text:p>
          </table:table-cell>
          <table:table-cell table:formula="of:=[.$H$1]*[.A7]+[.$J$1]" office:value-type="float" office:value="37.9872088235294" calcext:value-type="float">
            <text:p>37.9872088235</text:p>
          </table:table-cell>
          <table:table-cell table:formula="of:=[.E7]*15.25" office:value-type="float" office:value="579.304934558824" calcext:value-type="float">
            <text:p>579.30493455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15.25" office:value-type="float" office:value="106.75" calcext:value-type="float">
            <text:p>106.75</text:p>
          </table:table-cell>
          <table:table-cell office:value-type="float" office:value="35.5501" calcext:value-type="float">
            <text:p>35.5501</text:p>
          </table:table-cell>
          <table:table-cell table:formula="of:=[.C8]*15.25" office:value-type="float" office:value="542.139025" calcext:value-type="float">
            <text:p>542.139025</text:p>
          </table:table-cell>
          <table:table-cell table:formula="of:=[.$H$1]*[.A8]+[.$J$1]" office:value-type="float" office:value="36.9069196078431" calcext:value-type="float">
            <text:p>36.9069196078</text:p>
          </table:table-cell>
          <table:table-cell table:formula="of:=[.E8]*15.25" office:value-type="float" office:value="562.830524019608" calcext:value-type="float">
            <text:p>562.83052401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15.25" office:value-type="float" office:value="122" calcext:value-type="float">
            <text:p>122</text:p>
          </table:table-cell>
          <table:table-cell office:value-type="float" office:value="37.7126" calcext:value-type="float">
            <text:p>37.7126</text:p>
          </table:table-cell>
          <table:table-cell table:formula="of:=[.C9]*15.25" office:value-type="float" office:value="575.11715" calcext:value-type="float">
            <text:p>575.11715</text:p>
          </table:table-cell>
          <table:table-cell table:formula="of:=[.$H$1]*[.A9]+[.$J$1]" office:value-type="float" office:value="35.8266303921569" calcext:value-type="float">
            <text:p>35.8266303922</text:p>
          </table:table-cell>
          <table:table-cell table:formula="of:=[.E9]*15.25" office:value-type="float" office:value="546.356113480392" calcext:value-type="float">
            <text:p>546.35611348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15.25" office:value-type="float" office:value="137.25" calcext:value-type="float">
            <text:p>137.25</text:p>
          </table:table-cell>
          <table:table-cell office:value-type="float" office:value="32.3422" calcext:value-type="float">
            <text:p>32.3422</text:p>
          </table:table-cell>
          <table:table-cell table:formula="of:=[.C10]*15.25" office:value-type="float" office:value="493.21855" calcext:value-type="float">
            <text:p>493.21855</text:p>
          </table:table-cell>
          <table:table-cell table:formula="of:=[.$H$1]*[.A10]+[.$J$1]" office:value-type="float" office:value="34.7463411764706" calcext:value-type="float">
            <text:p>34.7463411765</text:p>
          </table:table-cell>
          <table:table-cell table:formula="of:=[.E10]*15.25" office:value-type="float" office:value="529.881702941177" calcext:value-type="float">
            <text:p>529.88170294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15.25" office:value-type="float" office:value="152.5" calcext:value-type="float">
            <text:p>152.5</text:p>
          </table:table-cell>
          <table:table-cell office:value-type="float" office:value="34.8554" calcext:value-type="float">
            <text:p>34.8554</text:p>
          </table:table-cell>
          <table:table-cell table:formula="of:=[.C11]*15.25" office:value-type="float" office:value="531.54485" calcext:value-type="float">
            <text:p>531.54485</text:p>
          </table:table-cell>
          <table:table-cell table:formula="of:=[.$H$1]*[.A11]+[.$J$1]" office:value-type="float" office:value="33.6660519607843" calcext:value-type="float">
            <text:p>33.6660519608</text:p>
          </table:table-cell>
          <table:table-cell table:formula="of:=[.E11]*15.25" office:value-type="float" office:value="513.407292401961" calcext:value-type="float">
            <text:p>513.40729240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15.25" office:value-type="float" office:value="167.75" calcext:value-type="float">
            <text:p>167.75</text:p>
          </table:table-cell>
          <table:table-cell office:value-type="float" office:value="32.3326" calcext:value-type="float">
            <text:p>32.3326</text:p>
          </table:table-cell>
          <table:table-cell table:formula="of:=[.C12]*15.25" office:value-type="float" office:value="493.07215" calcext:value-type="float">
            <text:p>493.07215</text:p>
          </table:table-cell>
          <table:table-cell table:formula="of:=[.$H$1]*[.A12]+[.$J$1]" office:value-type="float" office:value="32.585762745098" calcext:value-type="float">
            <text:p>32.5857627451</text:p>
          </table:table-cell>
          <table:table-cell table:formula="of:=[.E12]*15.25" office:value-type="float" office:value="496.932881862745" calcext:value-type="float">
            <text:p>496.93288186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15.25" office:value-type="float" office:value="183" calcext:value-type="float">
            <text:p>183</text:p>
          </table:table-cell>
          <table:table-cell office:value-type="float" office:value="33.199" calcext:value-type="float">
            <text:p>33.199</text:p>
          </table:table-cell>
          <table:table-cell table:formula="of:=[.C13]*15.25" office:value-type="float" office:value="506.28475" calcext:value-type="float">
            <text:p>506.28475</text:p>
          </table:table-cell>
          <table:table-cell table:formula="of:=[.$H$1]*[.A13]+[.$J$1]" office:value-type="float" office:value="31.5054735294118" calcext:value-type="float">
            <text:p>31.5054735294</text:p>
          </table:table-cell>
          <table:table-cell table:formula="of:=[.E13]*15.25" office:value-type="float" office:value="480.45847132353" calcext:value-type="float">
            <text:p>480.45847132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15.25" office:value-type="float" office:value="198.25" calcext:value-type="float">
            <text:p>198.25</text:p>
          </table:table-cell>
          <table:table-cell office:value-type="float" office:value="29.0536" calcext:value-type="float">
            <text:p>29.0536</text:p>
          </table:table-cell>
          <table:table-cell table:formula="of:=[.C14]*15.25" office:value-type="float" office:value="443.0674" calcext:value-type="float">
            <text:p>443.0674</text:p>
          </table:table-cell>
          <table:table-cell table:formula="of:=[.$H$1]*[.A14]+[.$J$1]" office:value-type="float" office:value="30.4251843137255" calcext:value-type="float">
            <text:p>30.4251843137</text:p>
          </table:table-cell>
          <table:table-cell table:formula="of:=[.E14]*15.25" office:value-type="float" office:value="463.984060784314" calcext:value-type="float">
            <text:p>463.98406078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15.25" office:value-type="float" office:value="213.5" calcext:value-type="float">
            <text:p>213.5</text:p>
          </table:table-cell>
          <table:table-cell office:value-type="float" office:value="29.7154" calcext:value-type="float">
            <text:p>29.7154</text:p>
          </table:table-cell>
          <table:table-cell table:formula="of:=[.C15]*15.25" office:value-type="float" office:value="453.15985" calcext:value-type="float">
            <text:p>453.15985</text:p>
          </table:table-cell>
          <table:table-cell table:formula="of:=[.$H$1]*[.A15]+[.$J$1]" office:value-type="float" office:value="29.3448950980392" calcext:value-type="float">
            <text:p>29.344895098</text:p>
          </table:table-cell>
          <table:table-cell table:formula="of:=[.E15]*15.25" office:value-type="float" office:value="447.509650245098" calcext:value-type="float">
            <text:p>447.50965024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15.25" office:value-type="float" office:value="228.75" calcext:value-type="float">
            <text:p>228.75</text:p>
          </table:table-cell>
          <table:table-cell office:value-type="float" office:value="28.4642" calcext:value-type="float">
            <text:p>28.4642</text:p>
          </table:table-cell>
          <table:table-cell table:formula="of:=[.C16]*15.25" office:value-type="float" office:value="434.07905" calcext:value-type="float">
            <text:p>434.07905</text:p>
          </table:table-cell>
          <table:table-cell table:formula="of:=[.$H$1]*[.A16]+[.$J$1]" office:value-type="float" office:value="28.2646058823529" calcext:value-type="float">
            <text:p>28.2646058824</text:p>
          </table:table-cell>
          <table:table-cell table:formula="of:=[.E16]*15.25" office:value-type="float" office:value="431.035239705883" calcext:value-type="float">
            <text:p>431.035239705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15.25" office:value-type="float" office:value="244" calcext:value-type="float">
            <text:p>244</text:p>
          </table:table-cell>
          <table:table-cell office:value-type="float" office:value="27.9192" calcext:value-type="float">
            <text:p>27.9192</text:p>
          </table:table-cell>
          <table:table-cell table:formula="of:=[.C17]*15.25" office:value-type="float" office:value="425.7678" calcext:value-type="float">
            <text:p>425.7678</text:p>
          </table:table-cell>
          <table:table-cell table:formula="of:=[.$H$1]*[.A17]+[.$J$1]" office:value-type="float" office:value="27.1843166666667" calcext:value-type="float">
            <text:p>27.1843166667</text:p>
          </table:table-cell>
          <table:table-cell table:formula="of:=[.E17]*15.25" office:value-type="float" office:value="414.560829166667" calcext:value-type="float">
            <text:p>414.56082916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15.25" office:value-type="float" office:value="259.25" calcext:value-type="float">
            <text:p>259.25</text:p>
          </table:table-cell>
          <table:table-cell office:value-type="float" office:value="24.9429" calcext:value-type="float">
            <text:p>24.9429</text:p>
          </table:table-cell>
          <table:table-cell table:formula="of:=[.C18]*15.25" office:value-type="float" office:value="380.379225" calcext:value-type="float">
            <text:p>380.379225</text:p>
          </table:table-cell>
          <table:table-cell table:formula="of:=[.$H$1]*[.A18]+[.$J$1]" office:value-type="float" office:value="26.1040274509804" calcext:value-type="float">
            <text:p>26.104027451</text:p>
          </table:table-cell>
          <table:table-cell table:formula="of:=[.E18]*15.25" office:value-type="float" office:value="398.086418627451" calcext:value-type="float">
            <text:p>398.086418627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15.25" office:value-type="float" office:value="274.5" calcext:value-type="float">
            <text:p>274.5</text:p>
          </table:table-cell>
          <table:table-cell table:number-columns-repeated="2"/>
          <table:table-cell table:formula="of:=[.$H$1]*[.A19]+[.$J$1]" office:value-type="float" office:value="25.0237382352941" calcext:value-type="float">
            <text:p>25.0237382353</text:p>
          </table:table-cell>
          <table:table-cell table:formula="of:=[.E19]*15.25" office:value-type="float" office:value="381.612008088235" calcext:value-type="float">
            <text:p>381.612008088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15.25" office:value-type="float" office:value="289.75" calcext:value-type="float">
            <text:p>289.75</text:p>
          </table:table-cell>
          <table:table-cell table:number-columns-repeated="2"/>
          <table:table-cell table:formula="of:=[.$H$1]*[.A20]+[.$J$1]" office:value-type="float" office:value="23.9434490196078" calcext:value-type="float">
            <text:p>23.9434490196</text:p>
          </table:table-cell>
          <table:table-cell table:formula="of:=[.E20]*15.25" office:value-type="float" office:value="365.13759754902" calcext:value-type="float">
            <text:p>365.13759754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15.25" office:value-type="float" office:value="305" calcext:value-type="float">
            <text:p>305</text:p>
          </table:table-cell>
          <table:table-cell table:number-columns-repeated="2"/>
          <table:table-cell table:formula="of:=[.$H$1]*[.A21]+[.$J$1]" office:value-type="float" office:value="22.8631598039216" calcext:value-type="float">
            <text:p>22.8631598039</text:p>
          </table:table-cell>
          <table:table-cell table:formula="of:=[.E21]*15.25" office:value-type="float" office:value="348.663187009804" calcext:value-type="float">
            <text:p>348.663187009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15.25" office:value-type="float" office:value="320.25" calcext:value-type="float">
            <text:p>320.25</text:p>
          </table:table-cell>
          <table:table-cell table:number-columns-repeated="2"/>
          <table:table-cell table:formula="of:=[.$H$1]*[.A22]+[.$J$1]" office:value-type="float" office:value="21.7828705882353" calcext:value-type="float">
            <text:p>21.7828705882</text:p>
          </table:table-cell>
          <table:table-cell table:formula="of:=[.E22]*15.25" office:value-type="float" office:value="332.188776470588" calcext:value-type="float">
            <text:p>332.18877647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15.25" office:value-type="float" office:value="335.5" calcext:value-type="float">
            <text:p>335.5</text:p>
          </table:table-cell>
          <table:table-cell table:number-columns-repeated="2"/>
          <table:table-cell table:formula="of:=[.$H$1]*[.A23]+[.$J$1]" office:value-type="float" office:value="20.702581372549" calcext:value-type="float">
            <text:p>20.7025813725</text:p>
          </table:table-cell>
          <table:table-cell table:formula="of:=[.E23]*15.25" office:value-type="float" office:value="315.714365931373" calcext:value-type="float">
            <text:p>315.714365931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15.25" office:value-type="float" office:value="350.75" calcext:value-type="float">
            <text:p>350.75</text:p>
          </table:table-cell>
          <table:table-cell table:number-columns-repeated="2"/>
          <table:table-cell table:formula="of:=[.$H$1]*[.A24]+[.$J$1]" office:value-type="float" office:value="19.6222921568628" calcext:value-type="float">
            <text:p>19.6222921569</text:p>
          </table:table-cell>
          <table:table-cell table:formula="of:=[.E24]*15.25" office:value-type="float" office:value="299.239955392157" calcext:value-type="float">
            <text:p>299.23995539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15.25" office:value-type="float" office:value="366" calcext:value-type="float">
            <text:p>366</text:p>
          </table:table-cell>
          <table:table-cell table:number-columns-repeated="2"/>
          <table:table-cell table:formula="of:=[.$H$1]*[.A25]+[.$J$1]" office:value-type="float" office:value="18.5420029411765" calcext:value-type="float">
            <text:p>18.5420029412</text:p>
          </table:table-cell>
          <table:table-cell table:formula="of:=[.E25]*15.25" office:value-type="float" office:value="282.765544852941" calcext:value-type="float">
            <text:p>282.76554485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15.25" office:value-type="float" office:value="381.25" calcext:value-type="float">
            <text:p>381.25</text:p>
          </table:table-cell>
          <table:table-cell table:number-columns-repeated="2"/>
          <table:table-cell table:formula="of:=[.$H$1]*[.A26]+[.$J$1]" office:value-type="float" office:value="17.4617137254902" calcext:value-type="float">
            <text:p>17.4617137255</text:p>
          </table:table-cell>
          <table:table-cell table:formula="of:=[.E26]*15.25" office:value-type="float" office:value="266.291134313726" calcext:value-type="float">
            <text:p>266.291134313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15.25" office:value-type="float" office:value="396.5" calcext:value-type="float">
            <text:p>396.5</text:p>
          </table:table-cell>
          <table:table-cell table:number-columns-repeated="2"/>
          <table:table-cell table:formula="of:=[.$H$1]*[.A27]+[.$J$1]" office:value-type="float" office:value="16.3814245098039" calcext:value-type="float">
            <text:p>16.3814245098</text:p>
          </table:table-cell>
          <table:table-cell table:formula="of:=[.E27]*15.25" office:value-type="float" office:value="249.81672377451" calcext:value-type="float">
            <text:p>249.816723774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15.25" office:value-type="float" office:value="411.75" calcext:value-type="float">
            <text:p>411.75</text:p>
          </table:table-cell>
          <table:table-cell table:number-columns-repeated="2"/>
          <table:table-cell table:formula="of:=[.$H$1]*[.A28]+[.$J$1]" office:value-type="float" office:value="15.3011352941177" calcext:value-type="float">
            <text:p>15.3011352941</text:p>
          </table:table-cell>
          <table:table-cell table:formula="of:=[.E28]*15.25" office:value-type="float" office:value="233.342313235294" calcext:value-type="float">
            <text:p>233.342313235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15.25" office:value-type="float" office:value="427" calcext:value-type="float">
            <text:p>427</text:p>
          </table:table-cell>
          <table:table-cell table:number-columns-repeated="2"/>
          <table:table-cell table:formula="of:=[.$H$1]*[.A29]+[.$J$1]" office:value-type="float" office:value="14.2208460784314" calcext:value-type="float">
            <text:p>14.2208460784</text:p>
          </table:table-cell>
          <table:table-cell table:formula="of:=[.E29]*15.25" office:value-type="float" office:value="216.867902696079" calcext:value-type="float">
            <text:p>216.867902696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15.25" office:value-type="float" office:value="442.25" calcext:value-type="float">
            <text:p>442.25</text:p>
          </table:table-cell>
          <table:table-cell table:number-columns-repeated="2"/>
          <table:table-cell table:formula="of:=[.$H$1]*[.A30]+[.$J$1]" office:value-type="float" office:value="13.1405568627451" calcext:value-type="float">
            <text:p>13.1405568627</text:p>
          </table:table-cell>
          <table:table-cell table:formula="of:=[.E30]*15.25" office:value-type="float" office:value="200.393492156863" calcext:value-type="float">
            <text:p>200.393492156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15.25" office:value-type="float" office:value="457.5" calcext:value-type="float">
            <text:p>457.5</text:p>
          </table:table-cell>
          <table:table-cell table:number-columns-repeated="2"/>
          <table:table-cell table:formula="of:=[.$H$1]*[.A31]+[.$J$1]" office:value-type="float" office:value="12.0602676470588" calcext:value-type="float">
            <text:p>12.0602676471</text:p>
          </table:table-cell>
          <table:table-cell table:formula="of:=[.E31]*15.25" office:value-type="float" office:value="183.919081617647" calcext:value-type="float">
            <text:p>183.919081617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15.25" office:value-type="float" office:value="472.75" calcext:value-type="float">
            <text:p>472.75</text:p>
          </table:table-cell>
          <table:table-cell table:number-columns-repeated="2"/>
          <table:table-cell table:formula="of:=[.$H$1]*[.A32]+[.$J$1]" office:value-type="float" office:value="10.9799784313726" calcext:value-type="float">
            <text:p>10.9799784314</text:p>
          </table:table-cell>
          <table:table-cell table:formula="of:=[.E32]*15.25" office:value-type="float" office:value="167.444671078432" calcext:value-type="float">
            <text:p>167.444671078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15.25" office:value-type="float" office:value="488" calcext:value-type="float">
            <text:p>488</text:p>
          </table:table-cell>
          <table:table-cell table:number-columns-repeated="2"/>
          <table:table-cell table:formula="of:=[.$H$1]*[.A33]+[.$J$1]" office:value-type="float" office:value="9.89968921568629" calcext:value-type="float">
            <text:p>9.8996892157</text:p>
          </table:table-cell>
          <table:table-cell table:formula="of:=[.E33]*15.25" office:value-type="float" office:value="150.970260539216" calcext:value-type="float">
            <text:p>150.970260539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15.25" office:value-type="float" office:value="503.25" calcext:value-type="float">
            <text:p>503.25</text:p>
          </table:table-cell>
          <table:table-cell table:number-columns-repeated="2"/>
          <table:table-cell table:formula="of:=[.$H$1]*[.A34]+[.$J$1]" office:value-type="float" office:value="8.81940000000002" calcext:value-type="float">
            <text:p>8.8194</text:p>
          </table:table-cell>
          <table:table-cell table:formula="of:=[.E34]*15.25" office:value-type="float" office:value="134.49585" calcext:value-type="float">
            <text:p>134.4958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15.25" office:value-type="float" office:value="518.5" calcext:value-type="float">
            <text:p>518.5</text:p>
          </table:table-cell>
          <table:table-cell table:number-columns-repeated="2"/>
          <table:table-cell table:formula="of:=[.$H$1]*[.A35]+[.$J$1]" office:value-type="float" office:value="7.73911078431374" calcext:value-type="float">
            <text:p>7.7391107843</text:p>
          </table:table-cell>
          <table:table-cell table:formula="of:=[.E35]*15.25" office:value-type="float" office:value="118.021439460785" calcext:value-type="float">
            <text:p>118.021439460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15.25" office:value-type="float" office:value="533.75" calcext:value-type="float">
            <text:p>533.75</text:p>
          </table:table-cell>
          <table:table-cell table:number-columns-repeated="2"/>
          <table:table-cell table:formula="of:=[.$H$1]*[.A36]+[.$J$1]" office:value-type="float" office:value="6.65882156862747" calcext:value-type="float">
            <text:p>6.6588215686</text:p>
          </table:table-cell>
          <table:table-cell table:formula="of:=[.E36]*15.25" office:value-type="float" office:value="101.547028921569" calcext:value-type="float">
            <text:p>101.547028921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15.25" office:value-type="float" office:value="549" calcext:value-type="float">
            <text:p>549</text:p>
          </table:table-cell>
          <table:table-cell table:number-columns-repeated="2"/>
          <table:table-cell table:formula="of:=[.$H$1]*[.A37]+[.$J$1]" office:value-type="float" office:value="5.57853235294119" calcext:value-type="float">
            <text:p>5.5785323529</text:p>
          </table:table-cell>
          <table:table-cell table:formula="of:=[.E37]*15.25" office:value-type="float" office:value="85.0726183823531" calcext:value-type="float">
            <text:p>85.07261838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15.25" office:value-type="float" office:value="564.25" calcext:value-type="float">
            <text:p>564.25</text:p>
          </table:table-cell>
          <table:table-cell table:number-columns-repeated="2"/>
          <table:table-cell table:formula="of:=[.$H$1]*[.A38]+[.$J$1]" office:value-type="float" office:value="4.49824313725492" calcext:value-type="float">
            <text:p>4.4982431373</text:p>
          </table:table-cell>
          <table:table-cell table:formula="of:=[.E38]*15.25" office:value-type="float" office:value="68.5982078431375" calcext:value-type="float">
            <text:p>68.598207843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15.25" office:value-type="float" office:value="579.5" calcext:value-type="float">
            <text:p>579.5</text:p>
          </table:table-cell>
          <table:table-cell table:number-columns-repeated="2"/>
          <table:table-cell table:formula="of:=[.$H$1]*[.A39]+[.$J$1]" office:value-type="float" office:value="3.41795392156864" calcext:value-type="float">
            <text:p>3.4179539216</text:p>
          </table:table-cell>
          <table:table-cell table:formula="of:=[.E39]*15.25" office:value-type="float" office:value="52.1237973039217" calcext:value-type="float">
            <text:p>52.12379730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15.25" office:value-type="float" office:value="594.75" calcext:value-type="float">
            <text:p>594.75</text:p>
          </table:table-cell>
          <table:table-cell table:number-columns-repeated="2"/>
          <table:table-cell table:formula="of:=[.$H$1]*[.A40]+[.$J$1]" office:value-type="float" office:value="2.33766470588237" calcext:value-type="float">
            <text:p>2.3376647059</text:p>
          </table:table-cell>
          <table:table-cell table:formula="of:=[.E40]*15.25" office:value-type="float" office:value="35.6493867647061" calcext:value-type="float">
            <text:p>35.649386764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15.25" office:value-type="float" office:value="610" calcext:value-type="float">
            <text:p>610</text:p>
          </table:table-cell>
          <table:table-cell table:number-columns-repeated="2"/>
          <table:table-cell table:formula="of:=[.$H$1]*[.A41]+[.$J$1]" office:value-type="float" office:value="1.25737549019609" calcext:value-type="float">
            <text:p>1.2573754902</text:p>
          </table:table-cell>
          <table:table-cell table:formula="of:=[.E41]*15.25" office:value-type="float" office:value="19.1749762254904" calcext:value-type="float">
            <text:p>19.174976225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15.25" office:value-type="float" office:value="625.25" calcext:value-type="float">
            <text:p>625.25</text:p>
          </table:table-cell>
          <table:table-cell table:number-columns-repeated="2"/>
          <table:table-cell table:formula="of:=[.$H$1]*[.A42]+[.$J$1]" office:value-type="float" office:value="0.177086274509819" calcext:value-type="float">
            <text:p>0.1770862745</text:p>
          </table:table-cell>
          <table:table-cell table:formula="of:=[.E42]*15.25" office:value-type="float" office:value="2.70056568627473" calcext:value-type="float">
            <text:p>2.700565686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15.25" office:value-type="float" office:value="640.5" calcext:value-type="float">
            <text:p>640.5</text:p>
          </table:table-cell>
          <table:table-cell table:number-columns-repeated="2"/>
          <table:table-cell table:formula="of:=[.$H$1]*[.A43]+[.$J$1]" office:value-type="float" office:value="-0.903202941176453" calcext:value-type="float">
            <text:p>-0.9032029412</text:p>
          </table:table-cell>
          <table:table-cell table:formula="of:=[.E43]*15.25" office:value-type="float" office:value="-13.7738448529409" calcext:value-type="float">
            <text:p>-13.773844852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15.25" office:value-type="float" office:value="655.75" calcext:value-type="float">
            <text:p>655.75</text:p>
          </table:table-cell>
          <table:table-cell table:number-columns-repeated="2"/>
          <table:table-cell table:formula="of:=[.$H$1]*[.A44]+[.$J$1]" office:value-type="float" office:value="-1.98349215686273" calcext:value-type="float">
            <text:p>-1.9834921569</text:p>
          </table:table-cell>
          <table:table-cell table:formula="of:=[.E44]*15.25" office:value-type="float" office:value="-30.2482553921566" calcext:value-type="float">
            <text:p>-30.248255392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15.25" office:value-type="float" office:value="671" calcext:value-type="float">
            <text:p>671</text:p>
          </table:table-cell>
          <table:table-cell table:number-columns-repeated="2"/>
          <table:table-cell table:formula="of:=[.$H$1]*[.A45]+[.$J$1]" office:value-type="float" office:value="-3.063781372549" calcext:value-type="float">
            <text:p>-3.0637813725</text:p>
          </table:table-cell>
          <table:table-cell table:formula="of:=[.E45]*15.25" office:value-type="float" office:value="-46.7226659313723" calcext:value-type="float">
            <text:p>-46.722665931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15.25" office:value-type="float" office:value="686.25" calcext:value-type="float">
            <text:p>686.25</text:p>
          </table:table-cell>
          <table:table-cell table:number-columns-repeated="2"/>
          <table:table-cell table:formula="of:=[.$H$1]*[.A46]+[.$J$1]" office:value-type="float" office:value="-4.14407058823528" calcext:value-type="float">
            <text:p>-4.1440705882</text:p>
          </table:table-cell>
          <table:table-cell table:formula="of:=[.E46]*15.25" office:value-type="float" office:value="-63.197076470588" calcext:value-type="float">
            <text:p>-63.19707647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15.25" office:value-type="float" office:value="701.5" calcext:value-type="float">
            <text:p>701.5</text:p>
          </table:table-cell>
          <table:table-cell table:number-columns-repeated="2"/>
          <table:table-cell table:formula="of:=[.$H$1]*[.A47]+[.$J$1]" office:value-type="float" office:value="-5.22435980392155" calcext:value-type="float">
            <text:p>-5.2243598039</text:p>
          </table:table-cell>
          <table:table-cell table:formula="of:=[.E47]*15.25" office:value-type="float" office:value="-79.6714870098037" calcext:value-type="float">
            <text:p>-79.671487009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53.74pt" svg:height="255.23pt" svg:x="277.57pt" svg:y="67.78pt">
            <loext:p draw:notify-on-update-of-ranges="Sheet2.A2:Sheet2.A18 Sheet2.B2:Sheet2.B18 Sheet2.C2:Sheet2.C45 Sheet2.A2:Sheet2.A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lope:</text:p>
          </table:table-cell>
          <table:table-cell table:formula="of:=SLOPE([.B2:.B18];[.A2:.A18])" office:value-type="float" office:value="-12.956181372549" calcext:value-type="float">
            <text:p>-12.9561813725</text:p>
          </table:table-cell>
          <table:table-cell office:value-type="string" calcext:value-type="string">
            <text:p>Intercept:</text:p>
          </table:table-cell>
          <table:table-cell table:formula="of:=INTERCEPT([.B2:.B18];[.A2:.A18])" office:value-type="float" office:value="567.867338235294" calcext:value-type="float">
            <text:p>567.8673382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.395" calcext:value-type="float">
            <text:p>552.395</text:p>
          </table:table-cell>
          <table:table-cell table:formula="of:=[.$E$1]*[.A2]+[.$G$1]" office:value-type="float" office:value="554.911156862745" calcext:value-type="float">
            <text:p>554.9111568627</text:p>
          </table:table-cell>
          <table:table-cell office:value-type="string" calcext:value-type="string">
            <text:p>Frames to Impact:</text:p>
          </table:table-cell>
          <table:table-cell table:formula="of:=-[.G1]/[.E1]" office:value-type="float" office:value="43.8298385848832" calcext:value-type="float">
            <text:p>43.8298385849</text:p>
          </table:table-cell>
          <table:table-cell office:value-type="string" calcext:value-type="string">
            <text:p>Distance to Impact:</text:p>
          </table:table-cell>
          <table:table-cell table:formula="of:=[.E2]*15.25" office:value-type="float" office:value="668.405038419469" calcext:value-type="float">
            <text:p>668.4050384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1.351" calcext:value-type="float">
            <text:p>541.351</text:p>
          </table:table-cell>
          <table:table-cell table:formula="of:=[.$E$1]*[.A3]+[.$G$1]" office:value-type="float" office:value="541.954975490196" calcext:value-type="float">
            <text:p>541.95497549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.292" calcext:value-type="float">
            <text:p>527.292</text:p>
          </table:table-cell>
          <table:table-cell table:formula="of:=[.$E$1]*[.A4]+[.$G$1]" office:value-type="float" office:value="528.998794117647" calcext:value-type="float">
            <text:p>528.99879411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6.673" calcext:value-type="float">
            <text:p>516.673</text:p>
          </table:table-cell>
          <table:table-cell table:formula="of:=[.$E$1]*[.A5]+[.$G$1]" office:value-type="float" office:value="516.042612745098" calcext:value-type="float">
            <text:p>516.04261274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3.289" calcext:value-type="float">
            <text:p>503.289</text:p>
          </table:table-cell>
          <table:table-cell table:formula="of:=[.$E$1]*[.A6]+[.$G$1]" office:value-type="float" office:value="503.086431372549" calcext:value-type="float">
            <text:p>503.08643137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1.685" calcext:value-type="float">
            <text:p>491.685</text:p>
          </table:table-cell>
          <table:table-cell table:formula="of:=[.$E$1]*[.A7]+[.$G$1]" office:value-type="float" office:value="490.13025" calcext:value-type="float">
            <text:p>490.130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8.345" calcext:value-type="float">
            <text:p>478.345</text:p>
          </table:table-cell>
          <table:table-cell table:formula="of:=[.$E$1]*[.A8]+[.$G$1]" office:value-type="float" office:value="477.174068627451" calcext:value-type="float">
            <text:p>477.17406862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6.465" calcext:value-type="float">
            <text:p>466.465</text:p>
          </table:table-cell>
          <table:table-cell table:formula="of:=[.$E$1]*[.A9]+[.$G$1]" office:value-type="float" office:value="464.217887254902" calcext:value-type="float">
            <text:p>464.217887254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2.297" calcext:value-type="float">
            <text:p>452.297</text:p>
          </table:table-cell>
          <table:table-cell table:formula="of:=[.$E$1]*[.A10]+[.$G$1]" office:value-type="float" office:value="451.261705882353" calcext:value-type="float">
            <text:p>451.26170588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9.048" calcext:value-type="float">
            <text:p>439.048</text:p>
          </table:table-cell>
          <table:table-cell table:formula="of:=[.$E$1]*[.A11]+[.$G$1]" office:value-type="float" office:value="438.305524509804" calcext:value-type="float">
            <text:p>438.30552450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.772" calcext:value-type="float">
            <text:p>425.772</text:p>
          </table:table-cell>
          <table:table-cell table:formula="of:=[.$E$1]*[.A12]+[.$G$1]" office:value-type="float" office:value="425.349343137255" calcext:value-type="float">
            <text:p>425.349343137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2.998" calcext:value-type="float">
            <text:p>412.998</text:p>
          </table:table-cell>
          <table:table-cell table:formula="of:=[.$E$1]*[.A13]+[.$G$1]" office:value-type="float" office:value="412.393161764706" calcext:value-type="float">
            <text:p>412.39316176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9.037" calcext:value-type="float">
            <text:p>399.037</text:p>
          </table:table-cell>
          <table:table-cell table:formula="of:=[.$E$1]*[.A14]+[.$G$1]" office:value-type="float" office:value="399.436980392157" calcext:value-type="float">
            <text:p>399.43698039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6.107" calcext:value-type="float">
            <text:p>386.107</text:p>
          </table:table-cell>
          <table:table-cell table:formula="of:=[.$E$1]*[.A15]+[.$G$1]" office:value-type="float" office:value="386.480799019608" calcext:value-type="float">
            <text:p>386.48079901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.525" calcext:value-type="float">
            <text:p>372.525</text:p>
          </table:table-cell>
          <table:table-cell table:formula="of:=[.$E$1]*[.A16]+[.$G$1]" office:value-type="float" office:value="373.524617647059" calcext:value-type="float">
            <text:p>373.52461764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9.801" calcext:value-type="float">
            <text:p>359.801</text:p>
          </table:table-cell>
          <table:table-cell table:formula="of:=[.$E$1]*[.A17]+[.$G$1]" office:value-type="float" office:value="360.56843627451" calcext:value-type="float">
            <text:p>360.568436274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6.369" calcext:value-type="float">
            <text:p>346.369</text:p>
          </table:table-cell>
          <table:table-cell table:formula="of:=[.$E$1]*[.A18]+[.$G$1]" office:value-type="float" office:value="347.612254901961" calcext:value-type="float">
            <text:p>347.6122549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$E$1]*[.A19]+[.$G$1]" office:value-type="float" office:value="334.656073529412" calcext:value-type="float">
            <text:p>334.656073529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$E$1]*[.A20]+[.$G$1]" office:value-type="float" office:value="321.699892156863" calcext:value-type="float">
            <text:p>321.699892156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$E$1]*[.A21]+[.$G$1]" office:value-type="float" office:value="308.743710784314" calcext:value-type="float">
            <text:p>308.743710784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.$E$1]*[.A22]+[.$G$1]" office:value-type="float" office:value="295.787529411765" calcext:value-type="float">
            <text:p>295.78752941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$E$1]*[.A23]+[.$G$1]" office:value-type="float" office:value="282.831348039216" calcext:value-type="float">
            <text:p>282.831348039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$E$1]*[.A24]+[.$G$1]" office:value-type="float" office:value="269.875166666667" calcext:value-type="float">
            <text:p>269.87516666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$E$1]*[.A25]+[.$G$1]" office:value-type="float" office:value="256.918985294118" calcext:value-type="float">
            <text:p>256.918985294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$E$1]*[.A26]+[.$G$1]" office:value-type="float" office:value="243.962803921569" calcext:value-type="float">
            <text:p>243.96280392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$E$1]*[.A27]+[.$G$1]" office:value-type="float" office:value="231.006622549019" calcext:value-type="float">
            <text:p>231.0066225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$E$1]*[.A28]+[.$G$1]" office:value-type="float" office:value="218.05044117647" calcext:value-type="float">
            <text:p>218.05044117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$E$1]*[.A29]+[.$G$1]" office:value-type="float" office:value="205.094259803921" calcext:value-type="float">
            <text:p>205.094259803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$E$1]*[.A30]+[.$G$1]" office:value-type="float" office:value="192.138078431372" calcext:value-type="float">
            <text:p>192.13807843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$E$1]*[.A31]+[.$G$1]" office:value-type="float" office:value="179.181897058823" calcext:value-type="float">
            <text:p>179.181897058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$E$1]*[.A32]+[.$G$1]" office:value-type="float" office:value="166.225715686274" calcext:value-type="float">
            <text:p>166.225715686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$E$1]*[.A33]+[.$G$1]" office:value-type="float" office:value="153.269534313725" calcext:value-type="float">
            <text:p>153.269534313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$E$1]*[.A34]+[.$G$1]" office:value-type="float" office:value="140.313352941176" calcext:value-type="float">
            <text:p>140.313352941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$E$1]*[.A35]+[.$G$1]" office:value-type="float" office:value="127.357171568627" calcext:value-type="float">
            <text:p>127.357171568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$E$1]*[.A36]+[.$G$1]" office:value-type="float" office:value="114.400990196078" calcext:value-type="float">
            <text:p>114.400990196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$E$1]*[.A37]+[.$G$1]" office:value-type="float" office:value="101.444808823529" calcext:value-type="float">
            <text:p>101.444808823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$E$1]*[.A38]+[.$G$1]" office:value-type="float" office:value="88.4886274509803" calcext:value-type="float">
            <text:p>88.48862745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$E$1]*[.A39]+[.$G$1]" office:value-type="float" office:value="75.5324460784313" calcext:value-type="float">
            <text:p>75.532446078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$E$1]*[.A40]+[.$G$1]" office:value-type="float" office:value="62.5762647058822" calcext:value-type="float">
            <text:p>62.576264705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$E$1]*[.A41]+[.$G$1]" office:value-type="float" office:value="49.6200833333332" calcext:value-type="float">
            <text:p>49.620083333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$E$1]*[.A42]+[.$G$1]" office:value-type="float" office:value="36.6639019607842" calcext:value-type="float">
            <text:p>36.663901960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$E$1]*[.A43]+[.$G$1]" office:value-type="float" office:value="23.7077205882351" calcext:value-type="float">
            <text:p>23.707720588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$E$1]*[.A44]+[.$G$1]" office:value-type="float" office:value="10.7515392156862" calcext:value-type="float">
            <text:p>10.751539215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$E$1]*[.A45]+[.$G$1]" office:value-type="float" office:value="-2.20464215686286" calcext:value-type="float">
            <text:p>-2.204642156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$E$1]*[.A46]+[.$G$1]" office:value-type="float" office:value="-15.1608235294119" calcext:value-type="float">
            <text:p>-15.16082352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21:43:39.639928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8:06:42.920175828</meta:creation-date>
    <dc:date>2017-04-05T23:33:14.644636967</dc:date>
    <meta:editing-duration>PT20M17S</meta:editing-duration>
    <meta:editing-cycles>4</meta:editing-cycles>
    <meta:generator>LibreOffice/5.1.6.2$Linux_X86_64 LibreOffice_project/10m0$Build-2</meta:generator>
    <meta:document-statistic meta:table-count="2" meta:cell-count="3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6.45cm" svg:y="0.316cm" chart:style-name="ch2">
          <text:p>Time to Impact</text:p>
        </chart:title>
        <chart:legend chart:legend-position="end" svg:x="13.661cm" svg:y="3.954cm" style:legend-expansion="high" chart:style-name="ch3"/>
        <chart:plot-area chart:style-name="ch4" table:cell-range-address="Sheet1.A2:Sheet1.A18 Sheet1.C2:Sheet1.C18 Sheet1.E2:Sheet1.E42" chart:data-source-has-labels="row" svg:x="1.331cm" svg:y="1.275cm" svg:width="12.01cm" svg:height="6.569cm">
          <chartooo:coordinate-region svg:x="1.952cm" svg:y="1.474cm" svg:width="11.202cm" svg:height="5.723cm"/>
          <chart:axis chart:dimension="x" chart:name="primary-x" chart:style-name="ch5">
            <chart:title svg:x="6.167cm" svg:y="8.024cm" chart:style-name="ch6">
              <text:p>Frame Traveled</text:p>
            </chart:title>
          </chart:axis>
          <chart:axis chart:dimension="y" chart:name="primary-y" chart:style-name="ch5">
            <chart:title svg:x="0.451cm" svg:y="5.847cm" chart:style-name="ch7">
              <text:p>Frames to Impact</text:p>
            </chart:title>
            <chart:grid chart:style-name="ch8" chart:class="major"/>
          </chart:axis>
          <chart:series chart:style-name="ch9" chart:values-cell-range-address="Sheet1.C2:Sheet1.C18" loext:label-string="detections" chart:class="chart:scatter">
            <chart:domain table:cell-range-address="Sheet1.A2:Sheet1.A18"/>
            <chart:data-point chart:repeated="17"/>
          </chart:series>
          <chart:series chart:style-name="ch10" chart:values-cell-range-address="Sheet1.E2:Sheet1.E42" loext:label-string="estimate" chart:class="chart:scatter">
            <chart:domain table:cell-range-address="Sheet1.A2:Sheet1.A42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tections</text:p>
              </table:table-cell>
              <table:table-cell office:value-type="string">
                <text:p>Column A</text:p>
              </table:table-cell>
              <table:table-cell office:value-type="string">
                <text:p>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8</svg:desc>
                </draw:g>
              </table:table-cell>
              <table:table-cell office:value-type="float" office:value="41.9368">
                <text:p>41.9368</text:p>
                <draw:g>
                  <svg:desc>Sheet1.C2:Sheet1.C18</svg:desc>
                </draw:g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43.3886549019608">
                <text:p>43.3886549019608</text:p>
                <draw:g>
                  <svg:desc>Sheet1.E2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.4326">
                <text:p>44.4326</text:p>
              </table:table-cell>
              <table:table-cell office:value-type="float" office:value="2">
                <text:p>2</text:p>
              </table:table-cell>
              <table:table-cell office:value-type="float" office:value="42.3083656862745">
                <text:p>42.3083656862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.2994">
                <text:p>38.2994</text:p>
              </table:table-cell>
              <table:table-cell office:value-type="float" office:value="3">
                <text:p>3</text:p>
              </table:table-cell>
              <table:table-cell office:value-type="float" office:value="41.2280764705882">
                <text:p>41.2280764705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.6288">
                <text:p>44.6288</text:p>
              </table:table-cell>
              <table:table-cell office:value-type="float" office:value="4">
                <text:p>4</text:p>
              </table:table-cell>
              <table:table-cell office:value-type="float" office:value="40.147787254902">
                <text:p>40.14778725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.245">
                <text:p>36.245</text:p>
              </table:table-cell>
              <table:table-cell office:value-type="float" office:value="5">
                <text:p>5</text:p>
              </table:table-cell>
              <table:table-cell office:value-type="float" office:value="39.0674980392157">
                <text:p>39.0674980392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058">
                <text:p>39.058</text:p>
              </table:table-cell>
              <table:table-cell office:value-type="float" office:value="6">
                <text:p>6</text:p>
              </table:table-cell>
              <table:table-cell office:value-type="float" office:value="37.9872088235294">
                <text:p>37.98720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.5501">
                <text:p>35.5501</text:p>
              </table:table-cell>
              <table:table-cell office:value-type="float" office:value="7">
                <text:p>7</text:p>
              </table:table-cell>
              <table:table-cell office:value-type="float" office:value="36.9069196078431">
                <text:p>36.9069196078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7126">
                <text:p>37.7126</text:p>
              </table:table-cell>
              <table:table-cell office:value-type="float" office:value="8">
                <text:p>8</text:p>
              </table:table-cell>
              <table:table-cell office:value-type="float" office:value="35.8266303921569">
                <text:p>35.8266303921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2.3422">
                <text:p>32.3422</text:p>
              </table:table-cell>
              <table:table-cell office:value-type="float" office:value="9">
                <text:p>9</text:p>
              </table:table-cell>
              <table:table-cell office:value-type="float" office:value="34.7463411764706">
                <text:p>34.74634117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.8554">
                <text:p>34.8554</text:p>
              </table:table-cell>
              <table:table-cell office:value-type="float" office:value="10">
                <text:p>10</text:p>
              </table:table-cell>
              <table:table-cell office:value-type="float" office:value="33.6660519607843">
                <text:p>33.6660519607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.3326">
                <text:p>32.3326</text:p>
              </table:table-cell>
              <table:table-cell office:value-type="float" office:value="11">
                <text:p>11</text:p>
              </table:table-cell>
              <table:table-cell office:value-type="float" office:value="32.585762745098">
                <text:p>32.585762745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.199">
                <text:p>33.199</text:p>
              </table:table-cell>
              <table:table-cell office:value-type="float" office:value="12">
                <text:p>12</text:p>
              </table:table-cell>
              <table:table-cell office:value-type="float" office:value="31.5054735294118">
                <text:p>31.5054735294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9.0536">
                <text:p>29.0536</text:p>
              </table:table-cell>
              <table:table-cell office:value-type="float" office:value="13">
                <text:p>13</text:p>
              </table:table-cell>
              <table:table-cell office:value-type="float" office:value="30.4251843137255">
                <text:p>30.4251843137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.7154">
                <text:p>29.7154</text:p>
              </table:table-cell>
              <table:table-cell office:value-type="float" office:value="14">
                <text:p>14</text:p>
              </table:table-cell>
              <table:table-cell office:value-type="float" office:value="29.3448950980392">
                <text:p>29.3448950980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.4642">
                <text:p>28.4642</text:p>
              </table:table-cell>
              <table:table-cell office:value-type="float" office:value="15">
                <text:p>15</text:p>
              </table:table-cell>
              <table:table-cell office:value-type="float" office:value="28.2646058823529">
                <text:p>28.2646058823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.9192">
                <text:p>27.9192</text:p>
              </table:table-cell>
              <table:table-cell office:value-type="float" office:value="16">
                <text:p>16</text:p>
              </table:table-cell>
              <table:table-cell office:value-type="float" office:value="27.1843166666667">
                <text:p>27.1843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9429">
                <text:p>24.9429</text:p>
              </table:table-cell>
              <table:table-cell office:value-type="float" office:value="17">
                <text:p>17</text:p>
              </table:table-cell>
              <table:table-cell office:value-type="float" office:value="26.1040274509804">
                <text:p>26.1040274509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5.0237382352941">
                <text:p>25.0237382352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3.9434490196078">
                <text:p>23.943449019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.8631598039216">
                <text:p>22.863159803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1.7828705882353">
                <text:p>21.7828705882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.702581372549">
                <text:p>20.702581372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9.6222921568628">
                <text:p>19.6222921568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8.5420029411765">
                <text:p>18.542002941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7.4617137254902">
                <text:p>17.4617137254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6.3814245098039">
                <text:p>16.3814245098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.3011352941177">
                <text:p>15.3011352941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4.2208460784314">
                <text:p>14.2208460784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3.1405568627451">
                <text:p>13.1405568627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2.0602676470588">
                <text:p>12.060267647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0.9799784313726">
                <text:p>10.979978431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9.89968921568629">
                <text:p>9.8996892156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8.81940000000002">
                <text:p>8.819400000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.73911078431374">
                <text:p>7.73911078431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6.65882156862747">
                <text:p>6.6588215686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5.57853235294119">
                <text:p>5.57853235294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4.49824313725492">
                <text:p>4.49824313725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3.41795392156864">
                <text:p>3.41795392156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.33766470588237">
                <text:p>2.33766470588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25737549019609">
                <text:p>1.2573754901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177086274509819">
                <text:p>0.177086274509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051cm" svg:y="0.316cm" chart:style-name="ch2">
          <text:p>Distance to Impact</text:p>
        </chart:title>
        <chart:legend chart:legend-position="end" svg:x="13.658cm" svg:y="3.955cm" style:legend-expansion="high" chart:style-name="ch3"/>
        <chart:plot-area chart:style-name="ch4" table:cell-range-address="Sheet1.B2:Sheet1.B18 Sheet1.D2:Sheet1.D18 Sheet1.F2:Sheet1.F42" chart:data-source-has-labels="row" svg:x="1.331cm" svg:y="1.275cm" svg:width="12.007cm" svg:height="6.57cm">
          <chartooo:coordinate-region svg:x="2.138cm" svg:y="1.474cm" svg:width="10.92cm" svg:height="5.724cm"/>
          <chart:axis chart:dimension="x" chart:name="primary-x" chart:style-name="ch5">
            <chart:title svg:x="5.583cm" svg:y="8.025cm" chart:style-name="ch6">
              <text:p>Distance Traveled (mm)</text:p>
            </chart:title>
          </chart:axis>
          <chart:axis chart:dimension="y" chart:name="primary-y" chart:style-name="ch5">
            <chart:title svg:x="0.451cm" svg:y="6.35cm" chart:style-name="ch7">
              <text:p>Distance to Impact (mm)</text:p>
            </chart:title>
            <chart:grid chart:style-name="ch8" chart:class="major"/>
          </chart:axis>
          <chart:series chart:style-name="ch9" chart:values-cell-range-address="Sheet1.D2:Sheet1.D18" loext:label-string="detections" chart:class="chart:scatter">
            <chart:domain table:cell-range-address="Sheet1.B2:Sheet1.B18"/>
            <chart:data-point chart:repeated="17"/>
          </chart:series>
          <chart:series chart:style-name="ch10" chart:values-cell-range-address="Sheet1.F2:Sheet1.F42" loext:label-string="estimate" chart:class="chart:scatter">
            <chart:domain table:cell-range-address="Sheet1.B2:Sheet1.B42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tections</text:p>
              </table:table-cell>
              <table:table-cell office:value-type="string">
                <text:p>Column B</text:p>
              </table:table-cell>
              <table:table-cell office:value-type="string">
                <text:p>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5">
                <text:p>15.25</text:p>
                <draw:g>
                  <svg:desc>Sheet1.B2:Sheet1.B18</svg:desc>
                </draw:g>
              </table:table-cell>
              <table:table-cell office:value-type="float" office:value="639.5362">
                <text:p>639.5362</text:p>
                <draw:g>
                  <svg:desc>Sheet1.D2:Sheet1.D18</svg:desc>
                </draw:g>
              </table:table-cell>
              <table:table-cell office:value-type="float" office:value="15.25">
                <text:p>15.25</text:p>
                <draw:g>
                  <svg:desc>Sheet1.B2:Sheet1.B42</svg:desc>
                </draw:g>
              </table:table-cell>
              <table:table-cell office:value-type="float" office:value="661.676987254902">
                <text:p>661.676987254902</text:p>
                <draw:g>
                  <svg:desc>Sheet1.F2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5">
                <text:p>30.5</text:p>
              </table:table-cell>
              <table:table-cell office:value-type="float" office:value="677.59715">
                <text:p>677.59715</text:p>
              </table:table-cell>
              <table:table-cell office:value-type="float" office:value="30.5">
                <text:p>30.5</text:p>
              </table:table-cell>
              <table:table-cell office:value-type="float" office:value="645.202576715686">
                <text:p>645.202576715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5">
                <text:p>45.75</text:p>
              </table:table-cell>
              <table:table-cell office:value-type="float" office:value="584.06585">
                <text:p>584.06585</text:p>
              </table:table-cell>
              <table:table-cell office:value-type="float" office:value="45.75">
                <text:p>45.75</text:p>
              </table:table-cell>
              <table:table-cell office:value-type="float" office:value="628.728166176471">
                <text:p>628.728166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680.5892">
                <text:p>680.5892</text:p>
              </table:table-cell>
              <table:table-cell office:value-type="float" office:value="61">
                <text:p>61</text:p>
              </table:table-cell>
              <table:table-cell office:value-type="float" office:value="612.253755637255">
                <text:p>612.25375563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25">
                <text:p>76.25</text:p>
              </table:table-cell>
              <table:table-cell office:value-type="float" office:value="552.73625">
                <text:p>552.73625</text:p>
              </table:table-cell>
              <table:table-cell office:value-type="float" office:value="76.25">
                <text:p>76.25</text:p>
              </table:table-cell>
              <table:table-cell office:value-type="float" office:value="595.779345098039">
                <text:p>595.779345098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5">
                <text:p>91.5</text:p>
              </table:table-cell>
              <table:table-cell office:value-type="float" office:value="595.6345">
                <text:p>595.6345</text:p>
              </table:table-cell>
              <table:table-cell office:value-type="float" office:value="91.5">
                <text:p>91.5</text:p>
              </table:table-cell>
              <table:table-cell office:value-type="float" office:value="579.304934558824">
                <text:p>579.304934558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75">
                <text:p>106.75</text:p>
              </table:table-cell>
              <table:table-cell office:value-type="float" office:value="542.139025">
                <text:p>542.139025</text:p>
              </table:table-cell>
              <table:table-cell office:value-type="float" office:value="106.75">
                <text:p>106.75</text:p>
              </table:table-cell>
              <table:table-cell office:value-type="float" office:value="562.830524019608">
                <text:p>562.830524019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575.11715">
                <text:p>575.11715</text:p>
              </table:table-cell>
              <table:table-cell office:value-type="float" office:value="122">
                <text:p>122</text:p>
              </table:table-cell>
              <table:table-cell office:value-type="float" office:value="546.356113480392">
                <text:p>546.356113480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25">
                <text:p>137.25</text:p>
              </table:table-cell>
              <table:table-cell office:value-type="float" office:value="493.21855">
                <text:p>493.21855</text:p>
              </table:table-cell>
              <table:table-cell office:value-type="float" office:value="137.25">
                <text:p>137.25</text:p>
              </table:table-cell>
              <table:table-cell office:value-type="float" office:value="529.881702941177">
                <text:p>529.881702941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.5">
                <text:p>152.5</text:p>
              </table:table-cell>
              <table:table-cell office:value-type="float" office:value="531.54485">
                <text:p>531.54485</text:p>
              </table:table-cell>
              <table:table-cell office:value-type="float" office:value="152.5">
                <text:p>152.5</text:p>
              </table:table-cell>
              <table:table-cell office:value-type="float" office:value="513.407292401961">
                <text:p>513.40729240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75">
                <text:p>167.75</text:p>
              </table:table-cell>
              <table:table-cell office:value-type="float" office:value="493.07215">
                <text:p>493.07215</text:p>
              </table:table-cell>
              <table:table-cell office:value-type="float" office:value="167.75">
                <text:p>167.75</text:p>
              </table:table-cell>
              <table:table-cell office:value-type="float" office:value="496.932881862745">
                <text:p>496.932881862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">
                <text:p>183</text:p>
              </table:table-cell>
              <table:table-cell office:value-type="float" office:value="506.28475">
                <text:p>506.28475</text:p>
              </table:table-cell>
              <table:table-cell office:value-type="float" office:value="183">
                <text:p>183</text:p>
              </table:table-cell>
              <table:table-cell office:value-type="float" office:value="480.45847132353">
                <text:p>480.45847132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25">
                <text:p>198.25</text:p>
              </table:table-cell>
              <table:table-cell office:value-type="float" office:value="443.0674">
                <text:p>443.0674</text:p>
              </table:table-cell>
              <table:table-cell office:value-type="float" office:value="198.25">
                <text:p>198.25</text:p>
              </table:table-cell>
              <table:table-cell office:value-type="float" office:value="463.984060784314">
                <text:p>463.984060784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.5">
                <text:p>213.5</text:p>
              </table:table-cell>
              <table:table-cell office:value-type="float" office:value="453.15985">
                <text:p>453.15985</text:p>
              </table:table-cell>
              <table:table-cell office:value-type="float" office:value="213.5">
                <text:p>213.5</text:p>
              </table:table-cell>
              <table:table-cell office:value-type="float" office:value="447.509650245098">
                <text:p>447.509650245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.75">
                <text:p>228.75</text:p>
              </table:table-cell>
              <table:table-cell office:value-type="float" office:value="434.07905">
                <text:p>434.07905</text:p>
              </table:table-cell>
              <table:table-cell office:value-type="float" office:value="228.75">
                <text:p>228.75</text:p>
              </table:table-cell>
              <table:table-cell office:value-type="float" office:value="431.035239705883">
                <text:p>431.035239705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425.7678">
                <text:p>425.7678</text:p>
              </table:table-cell>
              <table:table-cell office:value-type="float" office:value="244">
                <text:p>244</text:p>
              </table:table-cell>
              <table:table-cell office:value-type="float" office:value="414.560829166667">
                <text:p>414.5608291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.25">
                <text:p>259.25</text:p>
              </table:table-cell>
              <table:table-cell office:value-type="float" office:value="380.379225">
                <text:p>380.379225</text:p>
              </table:table-cell>
              <table:table-cell office:value-type="float" office:value="259.25">
                <text:p>259.25</text:p>
              </table:table-cell>
              <table:table-cell office:value-type="float" office:value="398.086418627451">
                <text:p>398.086418627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5">
                <text:p>274.5</text:p>
              </table:table-cell>
              <table:table-cell office:value-type="float" office:value="381.612008088235">
                <text:p>381.61200808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75">
                <text:p>289.75</text:p>
              </table:table-cell>
              <table:table-cell office:value-type="float" office:value="365.13759754902">
                <text:p>365.13759754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348.663187009804">
                <text:p>348.663187009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25">
                <text:p>320.25</text:p>
              </table:table-cell>
              <table:table-cell office:value-type="float" office:value="332.188776470588">
                <text:p>332.18877647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5">
                <text:p>335.5</text:p>
              </table:table-cell>
              <table:table-cell office:value-type="float" office:value="315.714365931373">
                <text:p>315.714365931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75">
                <text:p>350.75</text:p>
              </table:table-cell>
              <table:table-cell office:value-type="float" office:value="299.239955392157">
                <text:p>299.239955392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282.765544852941">
                <text:p>282.765544852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25">
                <text:p>381.25</text:p>
              </table:table-cell>
              <table:table-cell office:value-type="float" office:value="266.291134313726">
                <text:p>266.29113431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5">
                <text:p>396.5</text:p>
              </table:table-cell>
              <table:table-cell office:value-type="float" office:value="249.81672377451">
                <text:p>249.81672377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75">
                <text:p>411.75</text:p>
              </table:table-cell>
              <table:table-cell office:value-type="float" office:value="233.342313235294">
                <text:p>233.342313235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216.867902696079">
                <text:p>216.867902696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25">
                <text:p>442.25</text:p>
              </table:table-cell>
              <table:table-cell office:value-type="float" office:value="200.393492156863">
                <text:p>200.393492156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.5">
                <text:p>457.5</text:p>
              </table:table-cell>
              <table:table-cell office:value-type="float" office:value="183.919081617647">
                <text:p>183.91908161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75">
                <text:p>472.75</text:p>
              </table:table-cell>
              <table:table-cell office:value-type="float" office:value="167.444671078432">
                <text:p>167.444671078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150.970260539216">
                <text:p>150.97026053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25">
                <text:p>503.25</text:p>
              </table:table-cell>
              <table:table-cell office:value-type="float" office:value="134.49585">
                <text:p>134.4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5">
                <text:p>518.5</text:p>
              </table:table-cell>
              <table:table-cell office:value-type="float" office:value="118.021439460785">
                <text:p>118.021439460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75">
                <text:p>533.75</text:p>
              </table:table-cell>
              <table:table-cell office:value-type="float" office:value="101.547028921569">
                <text:p>101.547028921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85.0726183823531">
                <text:p>85.0726183823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.25">
                <text:p>564.25</text:p>
              </table:table-cell>
              <table:table-cell office:value-type="float" office:value="68.5982078431375">
                <text:p>68.5982078431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5">
                <text:p>579.5</text:p>
              </table:table-cell>
              <table:table-cell office:value-type="float" office:value="52.1237973039217">
                <text:p>52.1237973039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75">
                <text:p>594.75</text:p>
              </table:table-cell>
              <table:table-cell office:value-type="float" office:value="35.6493867647061">
                <text:p>35.6493867647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19.1749762254904">
                <text:p>19.1749762254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.25">
                <text:p>625.25</text:p>
              </table:table-cell>
              <table:table-cell office:value-type="float" office:value="2.70056568627473">
                <text:p>2.70056568627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66cc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6.055cm" svg:y="0.316cm" chart:style-name="ch2">
          <text:p>Distance to Impact</text:p>
        </chart:title>
        <chart:legend chart:legend-position="end" svg:x="13.665cm" svg:y="3.954cm" style:legend-expansion="high" chart:style-name="ch3"/>
        <chart:plot-area chart:style-name="ch4" table:cell-range-address="Sheet2.A2:Sheet2.B18 Sheet2.C2:Sheet2.C45" chart:data-source-has-labels="row" svg:x="1.331cm" svg:y="1.275cm" svg:width="12.014cm" svg:height="6.569cm">
          <chartooo:coordinate-region svg:x="2.243cm" svg:y="1.475cm" svg:width="10.915cm" svg:height="6.17cm"/>
          <chart:axis chart:dimension="x" chart:name="primary-x" chart:style-name="ch5">
            <chart:title svg:x="6.09cm" svg:y="8.024cm" chart:style-name="ch6">
              <text:p>Frames Traveled</text:p>
            </chart:title>
          </chart:axis>
          <chart:axis chart:dimension="y" chart:name="primary-y" chart:style-name="ch5">
            <chart:title svg:x="0.451cm" svg:y="6.349cm" chart:style-name="ch7">
              <text:p>Distance to Impact (mm)</text:p>
            </chart:title>
            <chart:grid chart:style-name="ch8" chart:class="major"/>
          </chart:axis>
          <chart:series chart:style-name="ch9" chart:values-cell-range-address="Sheet2.B2:Sheet2.B18" loext:label-string="detections" chart:class="chart:scatter">
            <chart:domain table:cell-range-address="Sheet2.A2:Sheet2.A18"/>
            <chart:data-point chart:repeated="17"/>
          </chart:series>
          <chart:series chart:style-name="ch10" chart:values-cell-range-address="Sheet2.C2:Sheet2.C45" loext:label-string="estimates" chart:class="chart:scatter">
            <chart:domain table:cell-range-address="Sheet2.A2:Sheet2.A45"/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tections</text:p>
              </table:table-cell>
              <table:table-cell office:value-type="string">
                <text:p>Column A</text:p>
              </table:table-cell>
              <table:table-cell office:value-type="string">
                <text:p>estimat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8</svg:desc>
                </draw:g>
              </table:table-cell>
              <table:table-cell office:value-type="float" office:value="552.395">
                <text:p>552.395</text:p>
                <draw:g>
                  <svg:desc>Sheet2.B2:Sheet2.B18</svg:desc>
                </draw:g>
              </table:table-cell>
              <table:table-cell office:value-type="float" office:value="1">
                <text:p>1</text:p>
                <draw:g>
                  <svg:desc>Sheet2.A2:Sheet2.A45</svg:desc>
                </draw:g>
              </table:table-cell>
              <table:table-cell office:value-type="float" office:value="554.911156862745">
                <text:p>554.911156862745</text:p>
                <draw:g>
                  <svg:desc>Sheet2.C2:Sheet2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1.351">
                <text:p>541.351</text:p>
              </table:table-cell>
              <table:table-cell office:value-type="float" office:value="2">
                <text:p>2</text:p>
              </table:table-cell>
              <table:table-cell office:value-type="float" office:value="541.954975490196">
                <text:p>541.954975490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27.292">
                <text:p>527.292</text:p>
              </table:table-cell>
              <table:table-cell office:value-type="float" office:value="3">
                <text:p>3</text:p>
              </table:table-cell>
              <table:table-cell office:value-type="float" office:value="528.998794117647">
                <text:p>528.9987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6.673">
                <text:p>516.673</text:p>
              </table:table-cell>
              <table:table-cell office:value-type="float" office:value="4">
                <text:p>4</text:p>
              </table:table-cell>
              <table:table-cell office:value-type="float" office:value="516.042612745098">
                <text:p>516.042612745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3.289">
                <text:p>503.289</text:p>
              </table:table-cell>
              <table:table-cell office:value-type="float" office:value="5">
                <text:p>5</text:p>
              </table:table-cell>
              <table:table-cell office:value-type="float" office:value="503.086431372549">
                <text:p>503.086431372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91.685">
                <text:p>491.685</text:p>
              </table:table-cell>
              <table:table-cell office:value-type="float" office:value="6">
                <text:p>6</text:p>
              </table:table-cell>
              <table:table-cell office:value-type="float" office:value="490.13025">
                <text:p>490.13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8.345">
                <text:p>478.345</text:p>
              </table:table-cell>
              <table:table-cell office:value-type="float" office:value="7">
                <text:p>7</text:p>
              </table:table-cell>
              <table:table-cell office:value-type="float" office:value="477.174068627451">
                <text:p>477.174068627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6.465">
                <text:p>466.465</text:p>
              </table:table-cell>
              <table:table-cell office:value-type="float" office:value="8">
                <text:p>8</text:p>
              </table:table-cell>
              <table:table-cell office:value-type="float" office:value="464.217887254902">
                <text:p>464.21788725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2.297">
                <text:p>452.297</text:p>
              </table:table-cell>
              <table:table-cell office:value-type="float" office:value="9">
                <text:p>9</text:p>
              </table:table-cell>
              <table:table-cell office:value-type="float" office:value="451.261705882353">
                <text:p>451.261705882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9.048">
                <text:p>439.048</text:p>
              </table:table-cell>
              <table:table-cell office:value-type="float" office:value="10">
                <text:p>10</text:p>
              </table:table-cell>
              <table:table-cell office:value-type="float" office:value="438.305524509804">
                <text:p>438.305524509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5.772">
                <text:p>425.772</text:p>
              </table:table-cell>
              <table:table-cell office:value-type="float" office:value="11">
                <text:p>11</text:p>
              </table:table-cell>
              <table:table-cell office:value-type="float" office:value="425.349343137255">
                <text:p>425.349343137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2.998">
                <text:p>412.998</text:p>
              </table:table-cell>
              <table:table-cell office:value-type="float" office:value="12">
                <text:p>12</text:p>
              </table:table-cell>
              <table:table-cell office:value-type="float" office:value="412.393161764706">
                <text:p>412.39316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9.037">
                <text:p>399.037</text:p>
              </table:table-cell>
              <table:table-cell office:value-type="float" office:value="13">
                <text:p>13</text:p>
              </table:table-cell>
              <table:table-cell office:value-type="float" office:value="399.436980392157">
                <text:p>399.436980392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6.107">
                <text:p>386.107</text:p>
              </table:table-cell>
              <table:table-cell office:value-type="float" office:value="14">
                <text:p>14</text:p>
              </table:table-cell>
              <table:table-cell office:value-type="float" office:value="386.480799019608">
                <text:p>386.480799019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2.525">
                <text:p>372.525</text:p>
              </table:table-cell>
              <table:table-cell office:value-type="float" office:value="15">
                <text:p>15</text:p>
              </table:table-cell>
              <table:table-cell office:value-type="float" office:value="373.524617647059">
                <text:p>373.524617647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9.801">
                <text:p>359.801</text:p>
              </table:table-cell>
              <table:table-cell office:value-type="float" office:value="16">
                <text:p>16</text:p>
              </table:table-cell>
              <table:table-cell office:value-type="float" office:value="360.56843627451">
                <text:p>360.56843627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6.369">
                <text:p>346.369</text:p>
              </table:table-cell>
              <table:table-cell office:value-type="float" office:value="17">
                <text:p>17</text:p>
              </table:table-cell>
              <table:table-cell office:value-type="float" office:value="347.612254901961">
                <text:p>347.612254901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34.656073529412">
                <text:p>334.656073529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21.699892156863">
                <text:p>321.699892156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08.743710784314">
                <text:p>308.743710784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95.787529411765">
                <text:p>295.78752941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82.831348039216">
                <text:p>282.83134803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69.875166666667">
                <text:p>269.8751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6.918985294118">
                <text:p>256.91898529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43.962803921569">
                <text:p>243.962803921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31.006622549019">
                <text:p>231.00662254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18.05044117647">
                <text:p>218.0504411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05.094259803921">
                <text:p>205.094259803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92.138078431372">
                <text:p>192.13807843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79.181897058823">
                <text:p>179.181897058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66.225715686274">
                <text:p>166.22571568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3.269534313725">
                <text:p>153.269534313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40.313352941176">
                <text:p>140.313352941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7.357171568627">
                <text:p>127.357171568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14.400990196078">
                <text:p>114.40099019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01.444808823529">
                <text:p>101.444808823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88.4886274509803">
                <text:p>88.488627450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5.5324460784313">
                <text:p>75.5324460784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2.5762647058822">
                <text:p>62.5762647058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9.6200833333332">
                <text:p>49.6200833333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6.6639019607842">
                <text:p>36.663901960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3.7077205882351">
                <text:p>23.7077205882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0.7515392156862">
                <text:p>10.7515392156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-2.20464215686286">
                <text:p>-2.20464215686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